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57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33cc66" draw:textarea-horizontal-align="center" draw:textarea-vertical-align="middle"/>
    </style:style>
    <style:style style:name="gr5" style:family="graphic" style:parent-style-name="standard">
      <style:graphic-properties draw:marker-start="" draw:marker-start-width="0.2cm" draw:marker-end="Arrow_20_concave" draw:marker-end-width="0.2cm" draw:textarea-horizontal-align="center" draw:textarea-vertical-align="middle"/>
    </style:style>
    <style:style style:name="gr6" style:family="graphic" style:parent-style-name="standard">
      <style:graphic-properties draw:fill="solid" draw:fill-color="#e6e64c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start="" draw:marker-start-width="0.2cm" draw:marker-end="Arrow_20_concave" draw:marker-end-width="0.2cm" draw:textarea-horizontal-align="center" draw:textarea-vertical-align="middle"/>
    </style:style>
    <style:style style:name="gr8" style:family="graphic" style:parent-style-name="standard">
      <style:graphic-properties draw:fill-color="#ccffff" draw:textarea-horizontal-align="center" draw:textarea-vertical-align="middle"/>
    </style:style>
    <style:style style:name="gr9" style:family="graphic" style:parent-style-name="standard">
      <style:graphic-properties draw:fill="solid" draw:fill-color="#ccffff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draw:shadow-offset-x="0.305cm" draw:shadow-offset-y="0.3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2.8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1.0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1.3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73cm"/>
    </style:style>
    <style:style style:name="gr15" style:family="graphic" style:parent-style-name="standard">
      <style:graphic-properties draw:fill="solid" draw:fill-color="#e6e6e6" draw:textarea-horizontal-align="left" draw:textarea-vertical-align="top" fo:min-height="1.3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9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cm" svg:height="3cm" svg:x="16.1cm" svg:y="15.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071cm" svg:height="0.963cm" svg:x="0.771cm" svg:y="0.999cm">
          <draw:text-box>
            <text:p>HPPC high-level interfaces</text:p>
          </draw:text-box>
        </draw:frame>
        <draw:rect draw:style-name="gr3" draw:text-style-name="P2" xml:id="id1" draw:id="id1" draw:layer="layout" svg:width="3.5cm" svg:height="0.5cm" svg:x="4.9cm" svg:y="5.2cm">
          <draw:glue-point draw:id="4" svg:x="1cm" svg:y="-5.02cm"/>
          <draw:glue-point draw:id="5" svg:x="2.428cm" svg:y="-5.02cm"/>
          <draw:glue-point draw:id="6" svg:x="3.857cm" svg:y="5.02cm"/>
          <text:p text:style-name="P1"><text:span text:style-name="T1">ObjectContainer&lt;KType&gt;</text:span></text:p>
        </draw:rect>
        <draw:rect draw:style-name="gr4" draw:text-style-name="P3" xml:id="id2" draw:id="id2" draw:layer="layout" svg:width="4cm" svg:height="0.5cm" svg:x="4.65cm" svg:y="3cm">
          <text:p text:style-name="P1"><text:span text:style-name="T1">Iterable&lt;ObjectCursor&lt;KType&gt;&gt;</text:span></text:p>
        </draw:rect>
        <draw:rect draw:style-name="gr3" draw:text-style-name="P2" xml:id="id3" draw:id="id3" draw:layer="layout" svg:width="4cm" svg:height="0.5cm" svg:x="4.65cm" svg:y="8.8cm">
          <text:p text:style-name="P1"><text:span text:style-name="T1">ObjectIndexedContainer&lt;KType&gt;</text:span></text:p>
        </draw:rect>
        <draw:connector draw:name="index-aligned" draw:style-name="gr5" draw:text-style-name="P1" draw:layer="layout" svg:x1="6.65cm" svg:y1="5.2cm" svg:x2="6.65cm" svg:y2="3.5cm" draw:start-shape="id1" draw:start-glue-point="0" draw:end-shape="id2" draw:end-glue-point="2" svg:d="M6650 5200v-1700" svg:viewBox="0 0 1 1701">
          <text:p/>
        </draw:connector>
        <draw:rect draw:style-name="gr3" draw:text-style-name="P2" xml:id="id4" draw:id="id4" draw:layer="layout" svg:width="3.5cm" svg:height="0.5cm" svg:x="4.9cm" svg:y="7cm">
          <text:p text:style-name="P1"><text:span text:style-name="T1">ObjectCollection&lt;KType&gt;</text:span></text:p>
        </draw:rect>
        <draw:rect draw:style-name="gr3" draw:text-style-name="P2" xml:id="id5" draw:id="id5" draw:layer="layout" svg:width="3.5cm" svg:height="0.5cm" svg:x="10.1cm" svg:y="8.8cm">
          <text:p text:style-name="P1"><text:span text:style-name="T1">ObjectDeque&lt;KType&gt;</text:span></text:p>
        </draw:rect>
        <draw:rect draw:style-name="gr6" draw:text-style-name="P3" xml:id="id9" draw:id="id9" draw:layer="layout" svg:width="3.3cm" svg:height="0.5cm" svg:x="1.2cm" svg:y="11cm">
          <text:p text:style-name="P1"><text:span text:style-name="T1">ObjectCursor&lt;KType&gt;</text:span></text:p>
        </draw:rect>
        <draw:connector draw:name="index-aligned" draw:style-name="gr5" draw:text-style-name="P1" draw:layer="layout" svg:x1="6.65cm" svg:y1="8.8cm" svg:x2="6.65cm" svg:y2="7.5cm" draw:start-shape="id3" draw:start-glue-point="0" draw:end-shape="id4" draw:end-glue-point="2" svg:d="M6650 8800v-1300" svg:viewBox="0 0 1 1301">
          <text:p/>
        </draw:connector>
        <draw:connector draw:name="index-aligned" draw:style-name="gr5" draw:text-style-name="P1" draw:layer="layout" svg:x1="11.85cm" svg:y1="8.8cm" svg:x2="8.4cm" svg:y2="7.25cm" draw:start-shape="id5" draw:start-glue-point="0" draw:end-shape="id4" draw:end-glue-point="1" svg:d="M11850 8800v-1550h-3450" svg:viewBox="0 0 3451 1551">
          <text:p/>
        </draw:connector>
        <draw:connector draw:name="index-aligned" draw:style-name="gr5" draw:text-style-name="P1" draw:layer="layout" svg:x1="6.65cm" svg:y1="7cm" svg:x2="6.65cm" svg:y2="5.7cm" draw:start-shape="id4" draw:start-glue-point="0" draw:end-shape="id1" draw:end-glue-point="2" svg:d="M6650 7000v-1300" svg:viewBox="0 0 1 1301">
          <text:p/>
        </draw:connector>
        <draw:rect draw:style-name="gr3" draw:text-style-name="P2" xml:id="id6" draw:id="id6" draw:layer="layout" svg:width="3.5cm" svg:height="0.5cm" svg:x="14.1cm" svg:y="8.8cm">
          <text:p text:style-name="P1"><text:span text:style-name="T1">ObjectSet&lt;KType&gt;</text:span></text:p>
        </draw:rect>
        <draw:connector draw:name="index-aligned" draw:style-name="gr5" draw:text-style-name="P1" draw:layer="layout" svg:x1="15.85cm" svg:y1="8.8cm" svg:x2="8.4cm" svg:y2="7.25cm" draw:start-shape="id6" draw:start-glue-point="0" draw:end-shape="id4" draw:end-glue-point="1" svg:d="M15850 8800v-1550h-7450" svg:viewBox="0 0 7451 1551">
          <text:p/>
        </draw:connector>
        <draw:rect draw:style-name="gr3" draw:text-style-name="P2" xml:id="id7" draw:id="id7" draw:layer="layout" svg:width="4cm" svg:height="0.5cm" svg:x="9.3cm" svg:y="5.2cm">
          <draw:glue-point draw:id="4" svg:x="-4.25cm" svg:y="5.02cm"/>
          <text:p text:style-name="P1"><text:span text:style-name="T1">ObjectLookupContainer&lt;KType&gt;</text:span></text:p>
        </draw:rect>
        <draw:connector draw:name="index-aligned" draw:style-name="gr5" draw:text-style-name="P1" draw:layer="layout" svg:x1="9.3cm" svg:y1="5.45cm" svg:x2="8.4cm" svg:y2="5.45cm" draw:start-shape="id7" draw:start-glue-point="3" draw:end-shape="id1" draw:end-glue-point="1" svg:d="M9300 5450h-900" svg:viewBox="0 0 901 1">
          <text:p/>
        </draw:connector>
        <draw:rect draw:style-name="gr4" draw:text-style-name="P3" xml:id="id8" draw:id="id8" draw:layer="layout" svg:width="4cm" svg:height="0.5cm" svg:x="9cm" svg:y="3cm">
          <text:p text:style-name="P1"><text:span text:style-name="T1">RandomAccess</text:span></text:p>
        </draw:rect>
        <draw:connector draw:name="index-aligned" draw:style-name="gr5" draw:text-style-name="P1" draw:layer="layout" svg:x1="4.65cm" svg:y1="9.05cm" svg:x2="11cm" svg:y2="3cm" draw:start-shape="id3" draw:start-glue-point="3" draw:end-shape="id8" draw:end-glue-point="0" svg:d="M4650 9050h-501v-6551h6851v501" svg:viewBox="0 0 6852 6552">
          <text:p/>
        </draw:connector>
        <draw:connector draw:name="index-aligned" draw:style-name="gr7" draw:text-style-name="P1" draw:layer="layout" svg:x1="7cm" svg:y1="5.2cm" svg:x2="2.85cm" svg:y2="11cm" draw:start-shape="id1" draw:start-glue-point="4" draw:end-shape="id9" draw:end-glue-point="0" svg:d="M7000 5200v-501h-4150v6301" svg:viewBox="0 0 4151 6302">
          <text:p/>
        </draw:connector>
        <draw:rect draw:style-name="gr6" draw:text-style-name="P3" xml:id="id10" draw:id="id10" draw:layer="layout" svg:width="3.5cm" svg:height="0.5cm" svg:x="10.1cm" svg:y="11cm">
          <text:p text:style-name="P1"><text:span text:style-name="T1">ObjectArrayDeque&lt;KType&gt;</text:span></text:p>
        </draw:rect>
        <draw:connector draw:name="index-aligned" draw:style-name="gr5" draw:text-style-name="P1" draw:layer="layout" svg:x1="11.85cm" svg:y1="11cm" svg:x2="11.85cm" svg:y2="9.3cm" draw:start-shape="id10" draw:start-glue-point="0" draw:end-shape="id5" draw:end-glue-point="2" svg:d="M11850 11000v-1700" svg:viewBox="0 0 1 1701">
          <text:p/>
        </draw:connector>
        <draw:rect draw:style-name="gr6" draw:text-style-name="P3" xml:id="id11" draw:id="id11" draw:layer="layout" svg:width="3.5cm" svg:height="0.5cm" svg:x="14.1cm" svg:y="11cm">
          <text:p text:style-name="P1"><text:span text:style-name="T1">ObjectOpenHashSet&lt;KType&gt;</text:span></text:p>
        </draw:rect>
        <draw:connector draw:name="index-aligned" draw:style-name="gr5" draw:text-style-name="P1" draw:layer="layout" svg:x1="15.85cm" svg:y1="11cm" svg:x2="15.85cm" svg:y2="9.3cm" draw:start-shape="id11" draw:start-glue-point="0" draw:end-shape="id6" draw:end-glue-point="2" svg:d="M15850 11000v-1700" svg:viewBox="0 0 1 1701">
          <text:p/>
        </draw:connector>
        <draw:rect draw:style-name="gr6" draw:text-style-name="P3" xml:id="id12" draw:id="id12" draw:layer="layout" svg:width="3.5cm" svg:height="0.5cm" svg:x="4.9cm" svg:y="11cm">
          <text:p text:style-name="P1"><text:span text:style-name="T1">ObjectArrayList&lt;KType&gt;</text:span></text:p>
        </draw:rect>
        <draw:rect draw:style-name="gr6" draw:text-style-name="P3" xml:id="id13" draw:id="id13" draw:layer="layout" svg:width="3.5cm" svg:height="0.5cm" svg:x="4.9cm" svg:y="12.6cm">
          <text:p text:style-name="P1"><text:span text:style-name="T1">ObjectStack&lt;KType&gt;</text:span></text:p>
        </draw:rect>
        <draw:connector draw:name="index-aligned" draw:style-name="gr5" draw:text-style-name="P1" draw:layer="layout" svg:x1="6.65cm" svg:y1="11cm" svg:x2="6.65cm" svg:y2="9.3cm" draw:start-shape="id12" draw:start-glue-point="0" draw:end-shape="id3" draw:end-glue-point="2" svg:d="M6650 11000v-1700" svg:viewBox="0 0 1 1701">
          <text:p/>
        </draw:connector>
        <draw:connector draw:name="index-aligned" draw:style-name="gr5" draw:text-style-name="P1" draw:layer="layout" svg:x1="6.65cm" svg:y1="12.6cm" svg:x2="6.65cm" svg:y2="11.5cm" draw:start-shape="id13" draw:start-glue-point="0" draw:end-shape="id12" draw:end-glue-point="2" svg:d="M6650 12600v-1100" svg:viewBox="0 0 1 1101">
          <text:p/>
        </draw:connector>
        <draw:rect draw:style-name="gr6" draw:text-style-name="P3" xml:id="id15" draw:id="id15" draw:layer="layout" svg:width="3.5cm" svg:height="0.5cm" svg:x="19cm" svg:y="8.6cm">
          <text:p text:style-name="P1"><text:span text:style-name="T1">BitSet</text:span></text:p>
        </draw:rect>
        <draw:connector draw:name="index-aligned" draw:style-name="gr5" draw:text-style-name="P1" draw:layer="layout" svg:x1="17.6cm" svg:y1="11.25cm" svg:x2="13.3cm" svg:y2="5.45cm" draw:start-shape="id11" draw:start-glue-point="1" draw:end-shape="id7" draw:end-glue-point="1" svg:d="M17600 11250h501v-5800h-4801" svg:viewBox="0 0 4802 5801">
          <text:p/>
        </draw:connector>
        <draw:rect draw:style-name="gr8" draw:text-style-name="P2" xml:id="id24" draw:id="id24" draw:layer="layout" svg:width="4cm" svg:height="0.5cm" svg:x="18.8cm" svg:y="5.7cm">
          <text:p text:style-name="P1"><text:span text:style-name="T1">IntLookupContainer</text:span></text:p>
        </draw:rect>
        <draw:rect draw:style-name="gr9" draw:text-style-name="P2" draw:layer="layout" svg:width="4cm" svg:height="0.5cm" svg:x="18.8cm" svg:y="6.7cm">
          <text:p text:style-name="P1"><text:span text:style-name="T1">LongLookupContainer</text:span></text:p>
        </draw:rect>
        <draw:connector draw:name="index-aligned" draw:style-name="gr7" draw:text-style-name="P1" draw:layer="layout" svg:x1="11.3cm" svg:y1="5.2cm" svg:x2="20.75cm" svg:y2="5.4cm" draw:start-shape="id7" draw:start-glue-point="0" draw:end-shape="id14" draw:end-glue-point="0" svg:d="M11300 5200v-501h9450v701" svg:viewBox="0 0 9451 702">
          <text:p/>
        </draw:connector>
        <draw:custom-shape draw:style-name="gr10" draw:text-style-name="P1" xml:id="id14" draw:id="id14" draw:layer="layout" svg:width="4.5cm" svg:height="2.1cm" svg:x="18.5cm" svg:y="5.4cm">
          <text:p/>
          <draw:enhanced-geometry svg:viewBox="0 0 21600 21600" draw:type="rectangle" draw:enhanced-path="M 0 0 L 21600 0 21600 21600 0 21600 0 0 Z N"/>
        </draw:custom-shape>
        <draw:connector draw:name="index-aligned" draw:style-name="gr7" draw:text-style-name="P3" draw:layer="layout" svg:x1="20.75cm" svg:y1="8.6cm" svg:x2="20.75cm" svg:y2="7.5cm" draw:start-shape="id15" draw:start-glue-point="0" draw:end-shape="id14" svg:d="M20750 8600v-1100" svg:viewBox="0 0 1 1101">
          <text:p/>
        </draw:connector>
        <draw:frame draw:style-name="gr11" draw:text-style-name="P4" draw:layer="layout" svg:width="3.393cm" svg:height="0.809cm" svg:x="20.607cm" svg:y="7.796cm">
          <draw:text-box>
            <text:p><text:span text:style-name="T1">.asIntLookupContainer()</text:span></text:p>
            <text:p><text:span text:style-name="T1">.asLongLookupContainer()</text:span></text:p>
          </draw:text-box>
        </draw:frame>
        <draw:frame draw:style-name="gr12" draw:text-style-name="P4" draw:layer="layout" svg:width="1.586cm" svg:height="0.862cm" svg:x="16.814cm" svg:y="4cm">
          <draw:text-box>
            <text:p><text:span text:style-name="T1">generates</text:span></text:p>
          </draw:text-box>
        </draw:frame>
        <draw:frame draw:style-name="gr13" draw:text-style-name="P4" draw:layer="layout" svg:width="1.852cm" svg:height="0.862cm" svg:x="1.7cm" svg:y="4cm">
          <draw:text-box>
            <text:p><text:span text:style-name="T1">Iterable over</text:span></text:p>
          </draw:text-box>
        </draw:frame>
        <draw:rect draw:style-name="gr6" draw:text-style-name="P3" xml:id="id20" draw:id="id20" draw:layer="layout" svg:width="3.3cm" svg:height="0.5cm" svg:x="1.2cm" svg:y="12.6cm">
          <text:p text:style-name="P1"><text:span text:style-name="T1">ObjectObjectCursor&lt;KType&gt;</text:span></text:p>
        </draw:rect>
        <draw:rect draw:style-name="gr3" draw:text-style-name="P2" xml:id="id16" draw:id="id16" draw:layer="layout" svg:width="6cm" svg:height="0.5cm" svg:x="3.7cm" svg:y="17cm">
          <draw:glue-point draw:id="4" svg:x="1cm" svg:y="-5.02cm"/>
          <draw:glue-point draw:id="5" svg:x="2.428cm" svg:y="-5.02cm"/>
          <text:p text:style-name="P1"><text:span text:style-name="T1">ObjectObjectAssociativeContainer&lt;KType, VType&gt;</text:span></text:p>
        </draw:rect>
        <draw:rect draw:style-name="gr4" draw:text-style-name="P3" xml:id="id17" draw:id="id17" draw:layer="layout" svg:width="4.5cm" svg:height="0.5cm" svg:x="4.45cm" svg:y="18.5cm">
          <text:p text:style-name="P1"><text:span text:style-name="T1">Iterable&lt;ObjectObjectCursor&lt;KType&gt;&gt;</text:span></text:p>
        </draw:rect>
        <draw:connector draw:name="index-aligned" draw:style-name="gr5" draw:text-style-name="P1" draw:layer="layout" svg:x1="6.7cm" svg:y1="17.5cm" svg:x2="6.7cm" svg:y2="18.5cm" draw:start-shape="id16" draw:start-glue-point="2" draw:end-shape="id17" draw:end-glue-point="0" svg:d="M6700 17500v1000" svg:viewBox="0 0 1 1001">
          <text:p/>
        </draw:connector>
        <draw:rect draw:style-name="gr3" draw:text-style-name="P2" xml:id="id18" draw:id="id18" draw:layer="layout" svg:width="6cm" svg:height="0.5cm" svg:x="3.7cm" svg:y="15.4cm">
          <draw:glue-point draw:id="4" svg:x="1cm" svg:y="-5.02cm"/>
          <draw:glue-point draw:id="5" svg:x="2.428cm" svg:y="-5.02cm"/>
          <text:p text:style-name="P1"><text:span text:style-name="T1">ObjectObjectMap&lt;KType, VType&gt;</text:span></text:p>
        </draw:rect>
        <draw:connector draw:name="index-aligned" draw:style-name="gr5" draw:text-style-name="P1" draw:layer="layout" svg:x1="6.7cm" svg:y1="15.9cm" svg:x2="6.7cm" svg:y2="17cm" draw:start-shape="id18" draw:start-glue-point="2" draw:end-shape="id16" draw:end-glue-point="0" svg:d="M6700 15900v1100" svg:viewBox="0 0 1 1101">
          <text:p/>
        </draw:connector>
        <draw:rect draw:style-name="gr6" draw:text-style-name="P3" xml:id="id19" draw:id="id19" draw:layer="layout" svg:width="5.1cm" svg:height="0.5cm" svg:x="3.35cm" svg:y="14cm">
          <text:p text:style-name="P1"><text:span text:style-name="T1">ObjectObjectOpenHashMap&lt;KType, VType&gt;</text:span></text:p>
        </draw:rect>
        <draw:connector draw:name="index-aligned" draw:style-name="gr5" draw:text-style-name="P1" draw:layer="layout" svg:x1="5.9cm" svg:y1="14.5cm" svg:x2="6.7cm" svg:y2="15.4cm" draw:start-shape="id19" draw:start-glue-point="2" draw:end-shape="id18" draw:end-glue-point="0" svg:d="M5900 14500v450h800v450" svg:viewBox="0 0 801 901">
          <text:p/>
        </draw:connector>
        <draw:connector draw:name="index-aligned" draw:style-name="gr7" draw:text-style-name="P1" draw:layer="layout" svg:x1="3.7cm" svg:y1="17.25cm" svg:x2="2.85cm" svg:y2="13.1cm" draw:start-shape="id16" draw:start-glue-point="3" draw:end-shape="id20" draw:end-glue-point="2" svg:d="M3700 17250h-850v-4150" svg:viewBox="0 0 851 4151">
          <text:p/>
        </draw:connector>
        <draw:frame draw:style-name="gr13" draw:text-style-name="P4" draw:layer="layout" svg:width="1.852cm" svg:height="0.862cm" svg:x="1.5cm" svg:y="17.138cm">
          <draw:text-box>
            <text:p><text:span text:style-name="T1">Iterable over</text:span></text:p>
          </draw:text-box>
        </draw:frame>
        <draw:connector draw:name="index-aligned" draw:style-name="gr5" draw:text-style-name="P1" draw:layer="layout" svg:x1="5.9cm" svg:y1="14cm" svg:x2="9cm" svg:y2="13.337cm" draw:start-shape="id19" draw:start-glue-point="0" draw:end-shape="id21" draw:end-glue-point="3" svg:d="M5900 14000v-663h3100" svg:viewBox="0 0 3101 664">
          <text:p/>
        </draw:connector>
        <draw:frame draw:style-name="gr14" draw:text-style-name="P4" xml:id="id21" draw:id="id21" draw:layer="layout" svg:width="1.23cm" svg:height="0.53cm" svg:x="9cm" svg:y="13.072cm">
          <draw:text-box>
            <text:p><text:span text:style-name="T1">.keys()</text:span></text:p>
          </draw:text-box>
        </draw:frame>
        <draw:frame draw:style-name="gr15" draw:text-style-name="P6" draw:layer="layout" svg:width="7.1cm" svg:height="1.646cm" svg:x="16.1cm" svg:y="13.874cm">
          <draw:text-box>
            <text:p text:style-name="P5"><text:span text:style-name="T1">This interface hierarchy creates a similar pattern for all primitive types and type combinations. So, an ObjectCollection becomes IntCollection or ByteCollection, correspondingly. An ObjectObjectMap becomes IntLongMap or LongIntMap, depending on the combination of types.</text:span></text:p>
          </draw:text-box>
        </draw:frame>
        <draw:rect draw:style-name="gr3" draw:text-style-name="P2" draw:layer="layout" svg:width="2cm" svg:height="0.5cm" svg:x="19.9cm" svg:y="17.3cm">
          <text:p text:style-name="P1"><text:span text:style-name="T1">HPPC interface</text:span></text:p>
        </draw:rect>
        <draw:rect draw:style-name="gr4" draw:text-style-name="P3" draw:layer="layout" svg:width="2.5cm" svg:height="0.5cm" svg:x="16.3cm" svg:y="16.1cm">
          <text:p text:style-name="P1"><text:span text:style-name="T1">JRE class/ interface</text:span></text:p>
        </draw:rect>
        <draw:rect draw:style-name="gr6" draw:text-style-name="P3" draw:layer="layout" svg:width="2cm" svg:height="0.5cm" svg:x="19.9cm" svg:y="18.1cm">
          <text:p text:style-name="P1"><text:span text:style-name="T1">HPPC class</text:span></text:p>
        </draw:rect>
        <draw:rect draw:style-name="gr9" draw:text-style-name="P3" draw:layer="layout" svg:width="3.5cm" svg:height="0.9cm" svg:x="19.3cm" svg:y="16.1cm">
          <text:p text:style-name="P1"><text:span text:style-name="T1">HPPC interface</text:span></text:p>
          <text:p text:style-name="P1"><text:span text:style-name="T1">(generated primitive version)</text:span></text:p>
        </draw:rect>
        <draw:rect draw:style-name="gr6" draw:text-style-name="P3" xml:id="id23" draw:id="id23" draw:layer="layout" svg:width="3.5cm" svg:height="0.5cm" svg:x="19cm" svg:y="11cm">
          <text:p text:style-name="P1"><text:span text:style-name="T1">DoubleLinkedIntSet</text:span></text:p>
        </draw:rect>
        <draw:rect draw:style-name="gr8" draw:text-style-name="P2" xml:id="id22" draw:id="id22" draw:layer="layout" svg:width="3.5cm" svg:height="0.5cm" svg:x="19cm" svg:y="9.6cm">
          <text:p text:style-name="P1"><text:span text:style-name="T1">IntSet</text:span></text:p>
        </draw:rect>
        <draw:connector draw:name="index-aligned" draw:style-name="gr7" draw:text-style-name="P1" draw:layer="layout" svg:x1="17.6cm" svg:y1="9.05cm" svg:x2="19cm" svg:y2="9.85cm" draw:start-shape="id6" draw:start-glue-point="1" draw:end-shape="id22" svg:d="M17600 9050h700v800h700" svg:viewBox="0 0 1401 801">
          <text:p/>
        </draw:connector>
        <draw:connector draw:name="index-aligned" draw:style-name="gr5" draw:text-style-name="P1" draw:layer="layout" svg:x1="22.5cm" svg:y1="11.25cm" svg:x2="22.5cm" svg:y2="9.85cm" draw:start-shape="id23" draw:start-glue-point="1" draw:end-shape="id22" svg:d="M22500 11250h501v-1400h-501" svg:viewBox="0 0 502 1401">
          <text:p/>
        </draw:connector>
        <draw:connector draw:name="index-aligned" draw:style-name="gr5" draw:text-style-name="P1" draw:layer="layout" svg:x1="22.5cm" svg:y1="11.25cm" svg:x2="22.8cm" svg:y2="5.95cm" draw:start-shape="id23" draw:start-glue-point="1" draw:end-shape="id24" draw:end-glue-point="1" svg:d="M22500 11250h801v-5300h-501" svg:viewBox="0 0 802 5301">
          <text:p/>
        </draw:connector>
        <draw:rect draw:style-name="gr6" draw:text-style-name="P3" xml:id="id25" draw:id="id25" draw:layer="layout" svg:width="5.95cm" svg:height="0.5cm" svg:x="9.55cm" svg:y="14cm">
          <text:p text:style-name="P1"><text:span text:style-name="T1">ObjectObjectOpenIdentityHashMap&lt;KType, VType&gt;</text:span></text:p>
        </draw:rect>
        <draw:connector draw:name="index-aligned" draw:style-name="gr5" draw:text-style-name="P1" draw:layer="layout" svg:x1="12.525cm" svg:y1="14.5cm" svg:x2="9.7cm" svg:y2="15.65cm" draw:start-shape="id25" draw:start-glue-point="2" draw:end-shape="id18" draw:end-glue-point="1" svg:d="M12525 14500v1150h-2825" svg:viewBox="0 0 2826 1151">
          <text:p/>
        </draw:connector>
        <draw:connector draw:name="index-aligned" draw:style-name="gr5" draw:text-style-name="P1" draw:layer="layout" draw:line-skew="-2.286cm" svg:x1="9.062cm" svg:y1="11.87cm" svg:x2="7.999cm" svg:y2="5.7cm" draw:start-shape="id26" draw:start-glue-point="0" draw:end-shape="id1" draw:end-glue-point="6" svg:d="M9062 11870v-5370h-1063v-800" svg:viewBox="0 0 1064 6171">
          <text:p/>
        </draw:connector>
        <draw:connector draw:name="index-aligned" draw:style-name="gr5" draw:text-style-name="P1" draw:layer="layout" draw:line-skew="3.063cm" svg:x1="9.615cm" svg:y1="13.072cm" svg:x2="9.6cm" svg:y2="5.7cm" draw:start-shape="id21" draw:start-glue-point="0" draw:end-shape="id7" draw:end-glue-point="4" svg:d="M9615 13072v-622h-15v-6750" svg:viewBox="0 0 16 7373">
          <text:p/>
        </draw:connector>
        <draw:frame draw:style-name="gr16" draw:text-style-name="P4" xml:id="id26" draw:id="id26" draw:layer="layout" svg:width="1.476cm" svg:height="0.53cm" svg:x="8.324cm" svg:y="11.87cm">
          <draw:text-box>
            <text:p><text:span text:style-name="T1">.values()</text:span></text:p>
          </draw:text-box>
        </draw:frame>
        <draw:connector draw:name="index-aligned" draw:style-name="gr5" draw:text-style-name="P1" draw:layer="layout" svg:x1="12.525cm" svg:y1="14cm" svg:x2="10.23cm" svg:y2="13.337cm" draw:start-shape="id25" draw:start-glue-point="0" draw:end-shape="id21" draw:end-glue-point="1" svg:d="M12525 14000v-663h-2295" svg:viewBox="0 0 2296 664">
          <text:p/>
        </draw:connector>
        <draw:connector draw:name="index-aligned" draw:style-name="gr5" draw:text-style-name="P1" draw:layer="layout" svg:x1="8.45cm" svg:y1="14.25cm" svg:x2="9.062cm" svg:y2="12.4cm" draw:start-shape="id19" draw:start-glue-point="1" draw:end-shape="id26" draw:end-glue-point="2" svg:d="M8450 14250h612v-1850" svg:viewBox="0 0 613 1851">
          <text:p/>
        </draw:connector>
        <draw:connector draw:name="index-aligned" draw:style-name="gr5" draw:text-style-name="P1" draw:layer="layout" svg:x1="9.55cm" svg:y1="14.25cm" svg:x2="9.062cm" svg:y2="12.4cm" draw:start-shape="id25" draw:start-glue-point="3" draw:end-shape="id26" draw:end-glue-point="2" svg:d="M9550 14250h-501v-1050h13v-800" svg:viewBox="0 0 502 1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="Arrow_20_concave" draw:marker-start-width="0.2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4.99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wid Weiss</meta:initial-creator>
    <meta:creation-date>2010-03-28T13:16:39.03</meta:creation-date>
    <dc:date>2015-03-12T13:04:50.858000000</dc:date>
    <meta:editing-duration>PT2H32M2S</meta:editing-duration>
    <meta:editing-cycles>93</meta:editing-cycles>
    <meta:generator>LibreOffice/4.3.0.4$Windows_x86 LibreOffice_project/62ad5818884a2fc2e5780dd45466868d41009ec0</meta:generator>
    <meta:document-statistic meta:object-count="67"/>
  </office:meta>
</office:document-meta>
</file>